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334cm" fo:min-width="0.144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18pt" style:font-size-complex="18pt"/>
    </style:style>
    <style:style style:name="P3" style:family="paragraph">
      <style:text-properties fo:font-size="36pt" style:font-size-asian="18pt" style:font-size-complex="18pt"/>
    </style:style>
    <style:style style:name="P4" style:family="paragraph">
      <style:text-properties fo:font-family="'Times New Roman'" style:font-family-generic="roman" style:font-pitch="variable" fo:font-size="36pt" fo:font-style="italic" style:text-underline-style="none" style:font-size-asian="18pt" style:font-style-asian="italic" style:font-size-complex="18pt" style:font-style-complex="italic"/>
    </style:style>
    <style:style style:name="P5" style:family="paragraph">
      <style:text-properties fo:font-family="'Times New Roman'" style:font-family-generic="roman" style:font-pitch="variable" fo:font-size="36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center"/>
      <style:text-properties fo:font-size="28pt" style:font-size-asian="18pt" style:font-size-complex="18pt"/>
    </style:style>
    <style:style style:name="T1" style:family="text">
      <style:text-properties fo:font-family="'Times New Roman'" style:font-family-generic="roman" style:font-pitch="variable" fo:font-style="italic" style:text-underline-style="none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 fo:font-style="italic" style:text-underline-style="none" style:font-style-asian="italic" style:font-style-complex="italic"/>
    </style:style>
    <style:style style:name="T3" style:family="text">
      <style:text-properties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08cm" svg:height="12.191cm" draw:transform="skewX (9.343384322068E-017) rotate (-0.927293431585598) translate (13.7cm 4.81cm)" svg:viewBox="0 0 13081 12192" draw:points="0,-16148 3175,-16148 12573,-7512 13081,-3956">
          <text:p/>
        </draw:polygon>
        <draw:polygon draw:style-name="gr1" draw:text-style-name="P1" draw:layer="layout" svg:width="17.271cm" svg:height="2.539cm" draw:transform="rotate (-1.28700579042156) translate (21.5638994956657cm 4.10386359263821cm)" svg:viewBox="0 0 17272 2540" draw:points="0,-38851 17272,-39105 13945,-36769 3302,-36565">
          <text:p/>
        </draw:polygon>
        <draw:line draw:style-name="gr2" draw:text-style-name="P1" draw:layer="layout" svg:x1="17.51cm" svg:y1="4.81cm" svg:x2="19.217cm" svg:y2="22.522cm">
          <text:p/>
        </draw:line>
        <draw:circle draw:style-name="gr3" draw:text-style-name="P2" draw:layer="layout" svg:width="0.272cm" svg:height="0.272cm" svg:x="18.292cm" svg:y="14.095cm">
          <text:p/>
        </draw:circle>
        <draw:frame draw:style-name="gr4" draw:text-style-name="P4" draw:layer="layout" svg:width="0.903cm" svg:height="1.706cm" svg:x="16.904cm" svg:y="3.104cm">
          <draw:text-box>
            <text:p text:style-name="P3"><text:span text:style-name="T1">t</text:span></text:p>
          </draw:text-box>
        </draw:frame>
        <draw:frame draw:style-name="gr4" draw:text-style-name="P4" draw:layer="layout" svg:width="1.271cm" svg:height="2.008cm" svg:x="14.875cm" svg:y="4.81cm">
          <draw:text-box>
            <text:p text:style-name="P3"><text:span text:style-name="T1">t</text:span><text:span text:style-name="T2">1</text:span></text:p>
          </draw:text-box>
        </draw:frame>
        <draw:frame draw:style-name="gr4" draw:text-style-name="P4" draw:layer="layout" svg:width="1.271cm" svg:height="2.008cm" svg:x="19.415cm" svg:y="4.81cm">
          <draw:text-box>
            <text:p text:style-name="P3"><text:span text:style-name="T1">t</text:span><text:span text:style-name="T2">2</text:span></text:p>
          </draw:text-box>
        </draw:frame>
        <draw:frame draw:style-name="gr5" draw:text-style-name="P5" draw:layer="layout" svg:width="0.836cm" svg:height="1.706cm" svg:x="17.309cm" svg:y="14.335cm">
          <draw:text-box>
            <text:p text:style-name="P3"><text:span text:style-name="T3">v</text:span></text:p>
          </draw:text-box>
        </draw:frame>
        <draw:polygon draw:style-name="gr1" draw:text-style-name="P1" draw:layer="layout" svg:width="18.16cm" svg:height="5.587cm" draw:transform="rotate (-1.28700579042156) translate (29.4149855940873cm 1.34543315768823cm)" svg:viewBox="0 0 18161 5588" draw:points="0,-52421 18161,-55723 15875,-52421 3302,-50135">
          <text:p/>
        </draw:polygon>
        <draw:frame draw:style-name="gr4" draw:text-style-name="P4" draw:layer="layout" svg:width="1.271cm" svg:height="2.008cm" svg:x="24.495cm" svg:y="2.397cm">
          <draw:text-box>
            <text:p text:style-name="P3"><text:span text:style-name="T1">t</text:span><text:span text:style-name="T2">3</text:span></text:p>
          </draw:text-box>
        </draw:frame>
        <draw:polygon draw:style-name="gr1" draw:text-style-name="P1" draw:layer="layout" svg:width="12.445cm" svg:height="14.223cm" draw:transform="skewX (-8.41721794612162E-017) rotate (-0.927293431585598) translate (8.62cm 2.905cm)" svg:viewBox="0 0 12446 14224" draw:points="0,-10306 3683,-9925 12446,616 11557,3918">
          <text:p/>
        </draw:polygon>
        <draw:frame draw:style-name="gr4" draw:text-style-name="P4" draw:layer="layout" svg:width="1.271cm" svg:height="2.008cm" svg:x="9.41cm" svg:y="2.905cm">
          <draw:text-box>
            <text:p text:style-name="P3"><text:span text:style-name="T1">t</text:span><text:span text:style-name="T2">0</text:span></text:p>
          </draw:text-box>
        </draw:frame>
        <draw:circle draw:style-name="gr3" draw:text-style-name="P2" draw:layer="layout" svg:width="0.272cm" svg:height="0.272cm" svg:x="13.627cm" svg:y="13.913cm">
          <text:p/>
        </draw:circle>
        <draw:circle draw:style-name="gr3" draw:text-style-name="P6" draw:layer="layout" svg:width="0.272cm" svg:height="0.272cm" svg:x="7.445cm" svg:y="12.428cm">
          <text:p/>
        </draw:circle>
        <draw:circle draw:style-name="gr3" draw:text-style-name="P2" draw:layer="layout" svg:width="0.272cm" svg:height="0.272cm" svg:x="22.953cm" svg:y="13.616cm">
          <text:p/>
        </draw:circle>
        <draw:circle draw:style-name="gr3" draw:text-style-name="P6" draw:layer="layout" svg:width="0.272cm" svg:height="0.272cm" svg:x="29.23cm" svg:y="11.635cm">
          <text:p/>
        </draw:circle>
        <draw:path draw:style-name="gr6" draw:text-style-name="P1" draw:layer="layout" svg:width="27.547cm" svg:height="6.792cm" draw:transform="rotate (0.19198621771934) translate (4.175cm 10.525cm)" svg:viewBox="0 0 27548 6793" svg:d="m0 22257c4641 6077 20224 9106 27548 470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6T17:35:01.14</meta:creation-date>
    <dc:date>2010-06-15T15:16:47.63</dc:date>
    <meta:editing-duration>PT00H35M36S</meta:editing-duration>
    <meta:editing-cycles>8</meta:editing-cycles>
    <meta:generator>OpenOffice.org/3.2$Win32 OpenOffice.org_project/320m12$Build-9483</meta:generator>
    <meta:document-statistic meta:object-count="17"/>
  </office:meta>
</office:document-meta>
</file>